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4b635" officeooo:paragraph-rsid="0014b635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Arial" fo:font-size="12pt" style:text-underline-style="none" fo:font-weight="normal" officeooo:paragraph-rsid="00128db3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Arial" fo:font-size="12pt" style:text-underline-style="none" fo:font-weight="normal" officeooo:paragraph-rsid="0014b635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Arial" fo:font-size="12pt" style:text-underline-style="none" fo:font-weight="normal" officeooo:paragraph-rsid="0012f82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style:font-name="Arial" fo:font-size="12pt" style:text-underline-style="none" fo:font-weight="normal" officeooo:paragraph-rsid="00128db3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Arial" fo:font-size="12pt" style:text-underline-style="none" fo:font-weight="normal" officeooo:rsid="00128db3" officeooo:paragraph-rsid="00128db3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Arial" fo:font-size="12pt" style:text-underline-style="none" fo:font-weight="normal" officeooo:rsid="00128db3" officeooo:paragraph-rsid="0014b635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Arial" fo:font-size="12pt" style:text-underline-style="none" fo:font-weight="normal" officeooo:rsid="00128db3" officeooo:paragraph-rsid="0012f82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Arial" fo:font-size="20pt" fo:font-style="italic" fo:font-weight="bold" officeooo:paragraph-rsid="00128db3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Arial" fo:font-size="14pt" fo:font-weight="normal" officeooo:paragraph-rsid="00128db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Arial" fo:font-size="14pt" fo:font-weight="bold" officeooo:rsid="00128db3" officeooo:paragraph-rsid="00128db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font-weight="bold" officeooo:rsid="00128db3" officeooo:paragraph-rsid="00128db3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style:font-name="Arial" fo:font-size="12pt" style:font-size-asian="12pt" style:font-size-complex="12pt"/>
    </style:style>
    <style:style style:name="T1" style:family="text">
      <style:text-properties officeooo:rsid="0012f826"/>
    </style:style>
    <style:style style:name="T2" style:family="text">
      <style:text-properties fo:color="#2a6099" loext:opacity="100%" officeooo:rsid="0014b635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2f826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toevaluación</text:p>
      <text:p text:style-name="P10"/>
      <text:p text:style-name="P11"><text:s/><text:span text:style-name="T4">Contestar </text:span><text:span text:style-name="T3">verdadero </text:span><text:span text:style-name="T4">o </text:span><text:span text:style-name="T3">falso:</text:span></text:p>
      <text:p text:style-name="P12"/>
      <text:list xml:id="list2279971929" text:style-name="L1">
        <text:list-item>
          <text:p text:style-name="P2">Las soluciones de Inteligencia de Negocios empresarial están diseñadas para funcionar en el ERP al cual pertenecen. <text:span text:style-name="T2">Verdadero</text:span></text:p>
          <text:p text:style-name="P2"/>
        </text:list-item>
        <text:list-item>
          <text:p text:style-name="P2">Las herramientas de Inteligencia de Negocio en la nube suponen un alto riesgo económico. <text:span text:style-name="T2">Falso</text:span></text:p>
          <text:p text:style-name="P2"/>
        </text:list-item>
        <text:list-item>
          <text:p text:style-name="P3">Las herramientas de Inteligencia de Negocio incluídas en ERP por defecto sólo muestran información contenida en el ERP. <text:span text:style-name="T2">Verdadero</text:span></text:p>
          <text:p text:style-name="P2"/>
        </text:list-item>
        <text:list-item>
          <text:p text:style-name="P2">¿Cuáles de las siguientes son características a tener en cuenta a la hora de escoger herramientas de Inteligencia de Negocio? </text:p>
          <text:p text:style-name="P2"/>
          <text:list>
            <text:list-item>
              <text:p text:style-name="P3">Soporte móvil. <text:span text:style-name="T2">Verdadero</text:span></text:p>
            </text:list-item>
            <text:list-item>
              <text:p text:style-name="P3">Integración con servicios web. <text:span text:style-name="T2">Verdadero</text:span></text:p>
            </text:list-item>
            <text:list-item>
              <text:p text:style-name="P3">Planificación de informes. <text:span text:style-name="T2">Verdadero</text:span></text:p>
            </text:list-item>
            <text:list-item>
              <text:p text:style-name="P3">Capacidad para replicar bases de datos. <text:span text:style-name="T2">Falso</text:span></text:p>
            </text:list-item>
          </text:list>
        </text:list-item>
      </text:list>
      <text:p text:style-name="P5"/>
      <text:list xml:id="list200808051291075" text:continue-numbering="true" text:style-name="L1">
        <text:list-item>
          <text:p text:style-name="P6">¿Qué diferencia hay entre un sistema con datamarts dependientes y uno con datamarts independientes? </text:p>
          <text:p text:style-name="P6"/>
          <text:list>
            <text:list-item>
              <text:p text:style-name="P7">Si son dependientes están conectados entre ellos. <text:span text:style-name="T2">Verdadero</text:span></text:p>
            </text:list-item>
            <text:list-item>
              <text:p text:style-name="P7">Los independientes reciben datos desde datawarehouse mientras que los dependientes no. <text:span text:style-name="T2">Falso</text:span></text:p>
            </text:list-item>
            <text:list-item>
              <text:p text:style-name="P7">Los dependientes reciben datos desde datawarehouse mientras que los dependientes no. <text:span text:style-name="T2">Falso</text:span></text:p>
            </text:list-item>
            <text:list-item>
              <text:p text:style-name="P7">En ningún caso pueden ser independientes. <text:span text:style-name="T2">Falso</text:span></text:p>
              <text:p text:style-name="P6"/>
            </text:list-item>
          </text:list>
        </text:list-item>
        <text:list-item>
          <text:p text:style-name="P7">En ocasiones es necesario mostrar información en cierta medida desfasada para tener tiempo a realizar todo el procesado <text:span text:style-name="T2">Verdadero</text:span></text:p>
          <text:p text:style-name="P8"/>
        </text:list-item>
        <text:list-item>
          <text:p text:style-name="P7">Al crear cuadros de mando no es relevante cómo de experimentados son los usuarios. <text:span text:style-name="T2">Falso</text:span></text:p>
          <text:p text:style-name="P8"/>
        </text:list-item>
        <text:list-item>
          <text:p text:style-name="P7">Es importante saber de antemano desde qué plataforma/s se accederá el cuadro de mando.<text:span text:style-name="T2">Verdadero</text:span></text:p>
          <text:p text:style-name="P8"/>
        </text:list-item>
        <text:list-item>
          <text:p text:style-name="P7">Hay que evitar concentrarse en la apariencia, ya que el fin del cuadro de mando es mostrar la información relevante.<text:span text:style-name="T2">Falso</text:span></text:p>
          <text:p text:style-name="P8"/>
        </text:list-item>
        <text:list-item>
          <text:p text:style-name="P7">A la hora de cre<text:span text:style-name="T1">a</text:span>r un cuadro de mando no es de vital importancia que los datos de entrada sean de gran calidad. <text:span text:style-name="T2">Falso</text:span></text:p>
        </text:list-item>
        <text:list-item>
          <text:p text:style-name="P7">A la hora de crear un cuadro de mando es importante determinar qué cosas realmente necesitan estar en él. <text:span text:style-name="T2">Falso</text:span></text:p>
          <text:p text:style-name="P4"/>
        </text:list-item>
        <text:list-item>
          <text:p text:style-name="P8"><text:soft-page-break/>¿Cuáles de las siguientes son características fundamentales de las métricas al crear un cuadro de mando? </text:p>
          <text:p text:style-name="P8"/>
          <text:list>
            <text:list-item>
              <text:p text:style-name="P7">Que sean reconocibles. <text:span text:style-name="T2">Verdadero</text:span></text:p>
            </text:list-item>
            <text:list-item>
              <text:p text:style-name="P7">Que sean reciclables. <text:span text:style-name="T2">Falso</text:span></text:p>
            </text:list-item>
            <text:list-item>
              <text:p text:style-name="P7">Que sean transparentes. <text:span text:style-name="T2">Verdadero</text:span></text:p>
            </text:list-item>
            <text:list-item>
              <text:p text:style-name="P7">Que tengan baja redundancia.<text:span text:style-name="T2">Verdadero</text:span></text:p>
            </text:list-item>
          </text:list>
          <text:p text:style-name="P1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officeooo:rsid="0014b635" officeooo:paragraph-rsid="0014b6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06:53:00</meta:creation-date>
    <dc:date>2025-04-03T19:10:03.785000000</dc:date>
    <meta:editing-duration>PT5M5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7" meta:word-count="324" meta:character-count="2031" meta:non-whitespace-character-count="1753"/>
  </office:meta>
</office:document-meta>
</file>